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5pt" fo:font-weight="bold" officeooo:rsid="000f992e" officeooo:paragraph-rsid="000f992e" style:font-size-asian="13.1000003814697pt" style:font-weight-asian="bold" style:font-size-complex="15pt" style:font-weight-complex="bold"/>
    </style:style>
    <style:style style:name="P2" style:family="paragraph" style:parent-style-name="Text_20_body">
      <style:text-properties fo:font-size="15pt" fo:font-weight="bold" officeooo:rsid="000fd0f5" officeooo:paragraph-rsid="000fd0f5" style:font-size-asian="13.1000003814697pt" style:font-weight-asian="bold" style:font-size-complex="15pt" style:font-weight-complex="bold"/>
    </style:style>
    <style:style style:name="P3" style:family="paragraph" style:parent-style-name="Text_20_body">
      <style:text-properties fo:font-size="15pt" style:text-underline-style="solid" style:text-underline-width="auto" style:text-underline-color="font-color" fo:font-weight="bold" officeooo:rsid="000f992e" officeooo:paragraph-rsid="000f992e" style:font-size-asian="13.1000003814697pt" style:font-weight-asian="bold" style:font-size-complex="15pt" style:font-weight-complex="bold"/>
    </style:style>
    <style:style style:name="P4" style:family="paragraph" style:parent-style-name="Text_20_body">
      <style:text-properties fo:font-size="15pt" style:text-underline-style="none" fo:font-weight="bold" officeooo:rsid="000fd0f5" officeooo:paragraph-rsid="000fd0f5" style:font-size-asian="13.1000003814697pt" style:font-weight-asian="bold" style:font-size-complex="15pt" style:font-weight-complex="bold"/>
    </style:style>
    <style:style style:name="P5" style:family="paragraph" style:parent-style-name="Title">
      <style:text-properties officeooo:paragraph-rsid="000f992e"/>
    </style:style>
    <style:style style:name="P6" style:family="paragraph" style:parent-style-name="Heading_20_1">
      <style:text-properties officeooo:paragraph-rsid="000f992e"/>
    </style:style>
    <style:style style:name="T1" style:family="text">
      <style:text-properties officeooo:rsid="000f992e"/>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áctica 1º Evalucacion </text:span></text:p>
      <text:h text:style-name="P6" text:outline-level="1"><text:span text:style-name="T1">Carrasco Bueno Domingo</text:span></text:h>
      <text:p text:style-name="P1">Para la realizacion de la actividad he utilizado el framenwork de CSS</text:p>
      <text:p text:style-name="P1">Boostrap, con el objetivo de conseguir un diseño "aceptable" en poco tiempo.</text:p>
      <text:p text:style-name="P1">La distribución del código se encuentra sobre dos ficheros básicos;</text:p>
      <text:p text:style-name="P1">- index.html</text:p>
      <text:p text:style-name="P1"><text:tab/>Este recoje la vista de los dos ejercicios es decir, el codigo html <text:tab/>necesario para mostrar el contenido del mismo.</text:p>
      <text:p text:style-name="P1"><text:tab/>Cabe destacar que se ha añadido además funcionalidad con <text:tab/>Jquery <text:tab/>con el objetivo de controlar el evento del DOM .ready, así como la <text:tab/><text:span text:style-name="T2">función .fadeToggle</text:span> para cambiar de la calculadora a la agenda. </text:p>
      <text:p text:style-name="P1"/>
      <text:p text:style-name="P1">-calculadora.js</text:p>
      <text:p text:style-name="P1"><text:tab/>En este documento se recoje el código java script necesario para la <text:tab/>ejecución de nuestra aplicacion.</text:p>
      <text:p text:style-name="P1">Hubiese sido recomendable dividir este código en dos archivos .js, uno para cada ejercicio así como dividir las vistas. Debido al tamañado no excesivo nos hemos decantado por dejarlo así aunque el código ha ido creciendo durante su desarrollo.</text:p>
      <text:p text:style-name="P3"/>
      <text:p text:style-name="P1">*Calculadora:</text:p>
      <text:p text:style-name="P2">La entrada de datos a la calculadora se ha límitado al uso de los botones, desabilitando la funcionalidad del teclado.</text:p>
      <text:p text:style-name="P2">El ejercicio se ha depurado bajo el cliente Google Chrome.</text:p>
      <text:p text:style-name="P2">Básicamente el procedimiento que he ecojido para realizar es este ejercicio es;</text:p>
      <text:p text:style-name="P2">-Serciorarme de evitar entradas indeseadas desactivando el teclado.</text:p>
      <text:p text:style-name="P2">-Filtrar los valores introducidos a traves de los botones, de forma que solo acepte numeros y los operadores expuestos.</text:p>
      <text:p text:style-name="P2">- Luego hemos ido dividiendo la entrada por cada operador introducido, con el objetivo de ir mostrandolo en la pantalla superior de memoria y como solución para dar formato a la funcion eval().</text:p>
      <text:p text:style-name="P2"><text:soft-page-break/>*Agenda:</text:p>
      <text:p text:style-name="P2">Para la agenda hemos utilizado un array donde vamos guardando los valores introducidos ayudandonos de la funcion, .push().</text:p>
      <text:p text:style-name="P2">Para la funcionalidad eliminar el registro hemos recojido el registro en el que estamos con la funcionalidad getElementByid().value y posteriormente lo hemos borrado del array ayudandonos con la funcion .splice().</text:p>
      <text:p text:style-name="P4">Para mostrar los datos del registro nos hemos ayudando de la misma funcion getElementByid() y document.getElementById('fin').innerHTML.</text:p>
      <text:p text:style-name="P4">El resultado lo hemos mostrado a traves de una tabla añadiendole a cada elemento un id con la funcionalidad .appendChild(), grácias a esto podemos identificar rápidamente cada elemento.</text:p>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4.572cm" fo:text-indent="-0.762cm" fo:margin-left="4.572cm"/>
        </style:list-level-properties>
      </text:outline-level-style>
      <text:outline-level-style text:level="2" style:num-format="">
        <style:list-level-properties text:list-level-position-and-space-mode="label-alignment">
          <style:list-level-label-alignment text:label-followed-by="listtab" text:list-tab-stop-position="4.826cm" fo:text-indent="-1.016cm" fo:margin-left="4.826cm"/>
        </style:list-level-properties>
      </text:outline-level-style>
      <text:outline-level-style text:level="3" style:num-format="">
        <style:list-level-properties text:list-level-position-and-space-mode="label-alignment">
          <style:list-level-label-alignment text:label-followed-by="listtab" text:list-tab-stop-position="5.08cm" fo:text-indent="-1.27cm" fo:margin-left="5.08cm"/>
        </style:list-level-properties>
      </text:outline-level-style>
      <text:outline-level-style text:level="4" style:num-format="">
        <style:list-level-properties text:list-level-position-and-space-mode="label-alignment">
          <style:list-level-label-alignment text:label-followed-by="listtab" text:list-tab-stop-position="5.334cm" fo:text-indent="-1.524cm" fo:margin-left="5.334cm"/>
        </style:list-level-properties>
      </text:outline-level-style>
      <text:outline-level-style text:level="5" style:num-format="">
        <style:list-level-properties text:list-level-position-and-space-mode="label-alignment">
          <style:list-level-label-alignment text:label-followed-by="listtab" text:list-tab-stop-position="5.588cm" fo:text-indent="-1.778cm" fo:margin-left="5.588cm"/>
        </style:list-level-properties>
      </text:outline-level-style>
      <text:outline-level-style text:level="6" style:num-format="">
        <style:list-level-properties text:list-level-position-and-space-mode="label-alignment">
          <style:list-level-label-alignment text:label-followed-by="listtab" text:list-tab-stop-position="5.842cm" fo:text-indent="-2.032cm" fo:margin-left="5.842cm"/>
        </style:list-level-properties>
      </text:outline-level-style>
      <text:outline-level-style text:level="7" style:num-format="">
        <style:list-level-properties text:list-level-position-and-space-mode="label-alignment">
          <style:list-level-label-alignment text:label-followed-by="listtab" text:list-tab-stop-position="6.096cm" fo:text-indent="-2.286cm" fo:margin-left="6.096cm"/>
        </style:list-level-properties>
      </text:outline-level-style>
      <text:outline-level-style text:level="8" style:num-format="">
        <style:list-level-properties text:list-level-position-and-space-mode="label-alignment">
          <style:list-level-label-alignment text:label-followed-by="listtab" text:list-tab-stop-position="6.35cm" fo:text-indent="-2.54cm" fo:margin-left="6.35cm"/>
        </style:list-level-properties>
      </text:outline-level-style>
      <text:outline-level-style text:level="9" style:num-format="">
        <style:list-level-properties text:list-level-position-and-space-mode="label-alignment">
          <style:list-level-label-alignment text:label-followed-by="listtab" text:list-tab-stop-position="6.604cm" fo:text-indent="-2.794cm" fo:margin-left="6.604cm"/>
        </style:list-level-properties>
      </text:outline-level-style>
      <text:outline-level-style text:level="10" style:num-format="">
        <style:list-level-properties text:list-level-position-and-space-mode="label-alignment">
          <style:list-level-label-alignment text:label-followed-by="listtab" text:list-tab-stop-position="6.858cm" fo:text-indent="-3.048cm" fo:margin-left="6.85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S</meta:editing-duration>
    <meta:editing-cycles>3</meta:editing-cycles>
    <meta:generator>LibreOffice/5.0.1.2$Windows_x86 LibreOffice_project/81898c9f5c0d43f3473ba111d7b351050be20261</meta:generator>
    <dc:date>2015-12-09T20:40:08.951000000</dc:date>
    <meta:document-statistic meta:table-count="0" meta:image-count="0" meta:object-count="0" meta:page-count="2" meta:paragraph-count="23" meta:word-count="347" meta:character-count="2255" meta:non-whitespace-character-count="1921"/>
    <meta:user-defined meta:name="Info 1"/>
    <meta:user-defined meta:name="Info 2"/>
    <meta:user-defined meta:name="Info 3"/>
    <meta:user-defined meta:name="Info 4"/>
  </office:meta>
</office:document-meta>
</file>